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5.4569in" fo:margin-left="-0.0785in" table:align="left" style:writing-mode="lr-tb"/>
    </style:style>
    <style:style style:name="Table1.A" style:family="table-column">
      <style:table-column-properties style:column-width="2.95in"/>
    </style:style>
    <style:style style:name="Table1.B" style:family="table-column">
      <style:table-column-properties style:column-width="2.506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b3b3b3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B1" style:family="table-cell">
      <style:table-cell-properties style:vertical-align="top" fo:background-color="#b3b3b3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10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1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4.5819in" fo:margin-left="-0.0785in" table:align="left" style:writing-mode="lr-tb"/>
    </style:style>
    <style:style style:name="Table2.A" style:family="table-column">
      <style:table-column-properties style:column-width="2.7in"/>
    </style:style>
    <style:style style:name="Table2.B" style:family="table-column">
      <style:table-column-properties style:column-width="1.881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b3b3b3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style:vertical-align="top" fo:background-color="#b3b3b3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10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1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4569in" fo:margin-left="-0.0785in" table:align="left" style:writing-mode="lr-tb"/>
    </style:style>
    <style:style style:name="Table3.A" style:family="table-column">
      <style:table-column-properties style:column-width="3.225in"/>
    </style:style>
    <style:style style:name="Table3.B" style:family="table-column">
      <style:table-column-properties style:column-width="3.231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background-color="#b3b3b3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B1" style:family="table-cell">
      <style:table-cell-properties style:vertical-align="top" fo:background-color="#b3b3b3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B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B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B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B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Heading_20_1" style:master-page-name="Standard">
      <style:paragraph-properties style:page-number="auto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5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6" style:family="paragraph" style:parent-style-name="Standard">
      <style:paragraph-properties style:snap-to-layout-grid="false"/>
    </style:style>
    <style:style style:name="P7" style:family="paragraph" style:parent-style-name="Standard">
      <style:paragraph-properties fo:padding-left="0.0555in" fo:padding-right="0.0555in" fo:padding-top="0.0138in" fo:padding-bottom="0.0138in" fo:border="0.51pt solid #000000"/>
    </style:style>
    <style:style style:name="P8" style:family="paragraph" style:parent-style-name="Standard">
      <style:paragraph-properties fo:break-before="page"/>
    </style:style>
    <style:style style:name="P9" style:family="paragraph" style:parent-style-name="Footer">
      <style:paragraph-properties>
        <style:tab-stops/>
      </style:paragraph-properties>
    </style:style>
    <style:style style:name="P10" style:family="paragraph" style:parent-style-name="Footer">
      <style:paragraph-properties style:snap-to-layout-grid="false">
        <style:tab-stops/>
      </style:paragraph-properties>
    </style:style>
    <style:style style:name="P11" style:family="paragraph" style:parent-style-name="Footer">
      <style:paragraph-properties fo:margin-left="0in" fo:margin-right="0.25in" fo:text-indent="0in" style:auto-text-indent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Toets specifieke immuunreactie</text:h>
      <text:h text:style-name="Heading_20_2" text:outline-level="2">Naam: ____________________________________________ </text:h>
      <text:p text:style-name="Standard"/>
      <text:p text:style-name="P7"/>
      <text:p text:style-name="P7">Deze testtoets telt <text:span text:style-name="T1">niet</text:span> mee voor je rapport. Deze testtoets is om te onderzoeken hoeveel jij zonder te leren hebt onthouden tijdens de les over de specificieke immuunreactie. </text:p>
      <text:p text:style-name="P7"/>
      <text:p text:style-name="P7">Schrijf je antwoorden op dit blaadje</text:p>
      <text:p text:style-name="P7"/>
      <text:p text:style-name="Standard"/>
      <text:p text:style-name="Standard">1) Vul deze tabel in. Bij elke activiteit hoort een celtype. Gebruik de afkortingen. Elke celtype kan meerdere keren voorkomen.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Activiteit</text:p>
          </table:table-cell>
          <table:table-cell table:style-name="Table1.B1" office:value-type="string">
            <text:p text:style-name="P2">Celtype</text:p>
            <text:p text:style-name="P2"><text:s text:c="2"/>B = B cel</text:p>
            <text:p text:style-name="P2"><text:s text:c="2"/>CTL = cytotoxische T lymfocyt</text:p>
            <text:p text:style-name="P2"><text:s text:c="2"/>M = Macrofaag</text:p>
            <text:p text:style-name="P2"><text:s text:c="2"/>T = T helper cel</text:p>
          </table:table-cell>
        </table:table-row>
        <table:table-row table:style-name="Table1.1">
          <table:table-cell table:style-name="Table1.A2" office:value-type="string">
            <text:p text:style-name="P9">Vernietigen geinfecteerde cellen</text:p>
          </table:table-cell>
          <table:table-cell table:style-name="Table1.B2" office:value-type="string">
            <text:p text:style-name="P6"/>
          </table:table-cell>
        </table:table-row>
        <table:table-row table:style-name="Table1.1">
          <table:table-cell table:style-name="Table1.A3" office:value-type="string">
            <text:p text:style-name="Standard">Aanmaak antilichamen</text:p>
          </table:table-cell>
          <table:table-cell table:style-name="Table1.B3" office:value-type="string">
            <text:p text:style-name="P6"/>
          </table:table-cell>
        </table:table-row>
        <table:table-row table:style-name="Table1.1">
          <table:table-cell table:style-name="Table1.A4" office:value-type="string">
            <text:p text:style-name="Standard">Maakt gebruik van MHC-2 complexen</text:p>
          </table:table-cell>
          <table:table-cell table:style-name="Table1.B4" office:value-type="string">
            <text:p text:style-name="P6"/>
          </table:table-cell>
        </table:table-row>
        <table:table-row table:style-name="Table1.1">
          <table:table-cell table:style-name="Table1.A5" office:value-type="string">
            <text:p text:style-name="Standard">Zorgt voor immuniteit</text:p>
          </table:table-cell>
          <table:table-cell table:style-name="Table1.B5" office:value-type="string">
            <text:p text:style-name="P6"/>
          </table:table-cell>
        </table:table-row>
        <table:table-row table:style-name="Table1.1">
          <table:table-cell table:style-name="Table1.A6" office:value-type="string">
            <text:p text:style-name="Standard">Eet kleine dingen op</text:p>
          </table:table-cell>
          <table:table-cell table:style-name="Table1.B6" office:value-type="string">
            <text:p text:style-name="P6"/>
          </table:table-cell>
        </table:table-row>
        <table:table-row table:style-name="Table1.1">
          <table:table-cell table:style-name="Table1.A7" office:value-type="string">
            <text:p text:style-name="Standard">Worden effectiever dankzij antilichamen</text:p>
          </table:table-cell>
          <table:table-cell table:style-name="Table1.B7" office:value-type="string">
            <text:p text:style-name="P6"/>
          </table:table-cell>
        </table:table-row>
        <table:table-row table:style-name="Table1.1">
          <table:table-cell table:style-name="Table1.A8" office:value-type="string">
            <text:p text:style-name="Standard">Aanmaak cytokines</text:p>
          </table:table-cell>
          <table:table-cell table:style-name="Table1.B8" office:value-type="string">
            <text:p text:style-name="P6"/>
          </table:table-cell>
        </table:table-row>
        <table:table-row table:style-name="Table1.1">
          <table:table-cell table:style-name="Table1.A9" office:value-type="string">
            <text:p text:style-name="Standard">Wordt actief door enkel cytokine </text:p>
          </table:table-cell>
          <table:table-cell table:style-name="Table1.B9" office:value-type="string">
            <text:p text:style-name="P6"/>
          </table:table-cell>
        </table:table-row>
        <table:table-row table:style-name="Table1.1">
          <table:table-cell table:style-name="Table1.A10" office:value-type="string">
            <text:p text:style-name="Standard">Verwijdert virussen uit het bloed</text:p>
          </table:table-cell>
          <table:table-cell table:style-name="Table1.B10" office:value-type="string">
            <text:p text:style-name="P6"/>
          </table:table-cell>
        </table:table-row>
        <table:table-row table:style-name="Table1.1">
          <table:table-cell table:style-name="Table1.A11" office:value-type="string">
            <text:p text:style-name="Standard">Zou een plasmacel kunnen worden</text:p>
          </table:table-cell>
          <table:table-cell table:style-name="Table1.B11" office:value-type="string">
            <text:p text:style-name="P6"/>
          </table:table-cell>
        </table:table-row>
      </table:table>
      <text:p text:style-name="Standard"/>
      <text:p text:style-name="Standard">2) Vul deze tabel in. Bij elke activiteit hoort een locatie. Gebruik de afkortingen. Elke locatie kan meerdere keren voorkomen.</text:p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Activiteit</text:p>
          </table:table-cell>
          <table:table-cell table:style-name="Table2.B1" office:value-type="string">
            <text:p text:style-name="P2">Locatie</text:p>
            <text:p text:style-name="P2"><text:s text:c="2"/>B = Bloedbaan</text:p>
            <text:p text:style-name="P2"><text:s text:c="2"/>C = Celweefsel</text:p>
            <text:p text:style-name="P2"><text:s text:c="2"/>L = Lymfe</text:p>
            <text:p text:style-name="P2"><text:s text:c="2"/>M = Merg (beenmerg)</text:p>
          </table:table-cell>
        </table:table-row>
        <table:table-row table:style-name="Table2.1">
          <table:table-cell table:style-name="Table2.A2" office:value-type="string">
            <text:p text:style-name="P9">Vernietiging virussen</text:p>
          </table:table-cell>
          <table:table-cell table:style-name="Table2.B2" office:value-type="string">
            <text:p text:style-name="P6"/>
          </table:table-cell>
        </table:table-row>
        <table:table-row table:style-name="Table2.1">
          <table:table-cell table:style-name="Table2.A3" office:value-type="string">
            <text:p text:style-name="Standard">Aanmaak antilichamen</text:p>
          </table:table-cell>
          <table:table-cell table:style-name="Table2.B3" office:value-type="string">
            <text:p text:style-name="P6"/>
          </table:table-cell>
        </table:table-row>
        <table:table-row table:style-name="Table2.1">
          <table:table-cell table:style-name="Table2.A4" office:value-type="string">
            <text:p text:style-name="Standard">Vermeerdering virussen</text:p>
          </table:table-cell>
          <table:table-cell table:style-name="Table2.B4" office:value-type="string">
            <text:p text:style-name="P6"/>
          </table:table-cell>
        </table:table-row>
        <table:table-row table:style-name="Table2.1">
          <table:table-cell table:style-name="Table2.A5" office:value-type="string">
            <text:p text:style-name="Standard">Aanmaak cytotoxische T lymfocyten</text:p>
          </table:table-cell>
          <table:table-cell table:style-name="Table2.B5" office:value-type="string">
            <text:p text:style-name="P6"/>
          </table:table-cell>
        </table:table-row>
        <table:table-row table:style-name="Table2.1">
          <table:table-cell table:style-name="Table2.A6" office:value-type="string">
            <text:p text:style-name="Standard">Bevat geheugencellen</text:p>
          </table:table-cell>
          <table:table-cell table:style-name="Table2.B6" office:value-type="string">
            <text:p text:style-name="P6"/>
          </table:table-cell>
        </table:table-row>
        <table:table-row table:style-name="Table2.1">
          <table:table-cell table:style-name="Table2.A7" office:value-type="string">
            <text:p text:style-name="Standard">Eerste detectie virus</text:p>
          </table:table-cell>
          <table:table-cell table:style-name="Table2.B7" office:value-type="string">
            <text:p text:style-name="P6"/>
          </table:table-cell>
        </table:table-row>
        <table:table-row table:style-name="Table2.1">
          <table:table-cell table:style-name="Table2.A8" office:value-type="string">
            <text:p text:style-name="Standard">Vernietiging lichaamseigen cellen</text:p>
          </table:table-cell>
          <table:table-cell table:style-name="Table2.B8" office:value-type="string">
            <text:p text:style-name="P6"/>
          </table:table-cell>
        </table:table-row>
        <table:table-row table:style-name="Table2.1">
          <table:table-cell table:style-name="Table2.A9" office:value-type="string">
            <text:p text:style-name="Standard">Aanmaak cytokines</text:p>
          </table:table-cell>
          <table:table-cell table:style-name="Table2.B9" office:value-type="string">
            <text:p text:style-name="P6"/>
          </table:table-cell>
        </table:table-row>
        <table:table-row table:style-name="Table2.1">
          <table:table-cell table:style-name="Table2.A10" office:value-type="string">
            <text:p text:style-name="Standard">Opstart afweerreactie</text:p>
          </table:table-cell>
          <table:table-cell table:style-name="Table2.B10" office:value-type="string">
            <text:p text:style-name="P6"/>
          </table:table-cell>
        </table:table-row>
      </table:table>
      <text:p text:style-name="Standard"/>
      <text:p text:style-name="P8">3) Beantwoord de vragen in de kolom waaronder jij valt. Streep door wat voor jou niet van toepassing is.</text:p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"/>
            <text:p text:style-name="P3">Ik heb afgelopen les </text:p>
            <text:p text:style-name="P3">de gewone les gevolgt</text:p>
            <text:p text:style-name="P3"/>
          </table:table-cell>
          <table:table-cell table:style-name="Table3.B1" office:value-type="string">
            <text:p text:style-name="P4"/>
            <text:p text:style-name="P3">Ik heb afgelopen les </text:p>
            <text:p text:style-name="P3">met SimImmuneResponse gewerkt</text:p>
          </table:table-cell>
        </table:table-row>
        <table:table-row table:style-name="Table3.1">
          <table:table-cell table:style-name="Table3.A2" office:value-type="string">
            <text:p text:style-name="P5"/>
            <text:p text:style-name="Standard">Ik heb na de gewone les <text:span text:style-name="T2">wel</text:span>/<text:span text:style-name="T2">niet</text:span> geoefend met SimImmuneResponse</text:p>
            <text:p text:style-name="Standard"/>
          </table:table-cell>
          <table:table-cell table:style-name="Table3.B2" office:value-type="string">
            <text:p text:style-name="P6"/>
            <text:p text:style-name="Standard">Ik heb na de les met SimImmuneResponse <text:span text:style-name="T2">wel</text:span>/<text:span text:style-name="T2">niet</text:span> de aantekeningen van de gewone les overgenomen.</text:p>
            <text:p text:style-name="Standard"/>
          </table:table-cell>
        </table:table-row>
        <table:table-row table:style-name="Table3.1">
          <table:table-cell table:style-name="Table3.A3" office:value-type="string">
            <text:p text:style-name="P6"/>
            <text:p text:style-name="Standard">Ik ga voor de toets <text:span text:style-name="T2">wel</text:span>/<text:span text:style-name="T2">niet</text:span> oefenen met SimImmuneResponse.</text:p>
          </table:table-cell>
          <table:table-cell table:style-name="Table3.B3" office:value-type="string">
            <text:p text:style-name="P10"/>
            <text:p text:style-name="Standard">Ik ga voor de toets <text:span text:style-name="T2">wel</text:span>/<text:span text:style-name="T2">niet</text:span> de aantekeningen van de gewone les overnemen.</text:p>
            <text:p text:style-name="Standard"/>
          </table:table-cell>
        </table:table-row>
        <table:table-row table:style-name="Table3.1">
          <table:table-cell table:style-name="Table3.A4" office:value-type="string">
            <text:p text:style-name="P6"/>
            <text:p text:style-name="Standard">Ik neem <text:span text:style-name="T2">makkelijker</text:span>/<text:span text:style-name="T2">moeilijker</text:span> kennis op in een gewone les, dan in een computerpracticum.</text:p>
            <text:p text:style-name="Standard"/>
          </table:table-cell>
          <table:table-cell table:style-name="Table3.B4" office:value-type="string">
            <text:p text:style-name="P6"/>
            <text:p text:style-name="Standard">Ik neem <text:span text:style-name="T2">makkelijker</text:span>/<text:span text:style-name="T2">moeilijker</text:span> kennis op met een computerpracticum, dan in een gewone les.</text:p>
          </table:table-cell>
        </table:table-row>
        <table:table-row table:style-name="Table3.1">
          <table:table-cell table:style-name="Table3.A5" office:value-type="string">
            <text:p text:style-name="P10"/>
            <text:p text:style-name="Standard">Ik had <text:span text:style-name="T2">wel</text:span>/<text:span text:style-name="T2">niet</text:span> liever afgelopen les het computerpracticum gedaan.</text:p>
            <text:p text:style-name="Standard"/>
          </table:table-cell>
          <table:table-cell table:style-name="Table3.B5" office:value-type="string">
            <text:p text:style-name="P6"/>
            <text:p text:style-name="Standard">Ik had <text:span text:style-name="T2">wel</text:span>/<text:span text:style-name="T2">niet</text:span> liever afgelopen les de gewone les gevolgd.</text:p>
          </table:table-cell>
        </table:table-row>
        <table:table-row table:style-name="Table3.1">
          <table:table-cell table:style-name="Table3.A6" office:value-type="string">
            <text:p text:style-name="P6"/>
            <text:p text:style-name="Standard">Ik geef het volgende cijfer voor de kwaliteit van de gewone les: <text:span text:style-name="T2">1</text:span>/<text:span text:style-name="T2">2</text:span>/<text:span text:style-name="T2">3</text:span>/<text:span text:style-name="T2">4</text:span>/<text:span text:style-name="T2">5</text:span>/<text:span text:style-name="T2">6</text:span>/<text:span text:style-name="T2">7</text:span>/<text:span text:style-name="T2">8</text:span>/<text:span text:style-name="T2">9</text:span>/<text:span text:style-name="T2">10</text:span>.</text:p>
            <text:p text:style-name="Standard"/>
          </table:table-cell>
          <table:table-cell table:style-name="Table3.B6" office:value-type="string">
            <text:p text:style-name="P6"/>
            <text:p text:style-name="Standard">Ik geef het volgende cijfer voor de kwaliteit van het computerpracticum: <text:span text:style-name="T2">1</text:span>/<text:span text:style-name="T2">2</text:span>/<text:span text:style-name="T2">3</text:span>/<text:span text:style-name="T2">4</text:span>/<text:span text:style-name="T2">5</text:span>/<text:span text:style-name="T2">6</text:span>/<text:span text:style-name="T2">7</text:span>/<text:span text:style-name="T2">8</text:span>/<text:span text:style-name="T2">9</text:span>/<text:span text:style-name="T2">10</text:span>.</text:p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nl" fo:country="N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tyle="italic" style:font-style-asian="italic" style:font-style-complex="italic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Standard" style:class="extra">
      <style:paragraph-properties fo:padding-left="0.0555in" fo:padding-right="0.0555in" fo:padding-top="0.0138in" fo:padding-bottom="0.0138in" fo:border="0.51pt solid #000000"/>
      <style:text-properties fo:font-style="italic" style:font-style-asian="italic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tyle="italic" style:font-style-asian="italic" style:font-style-complex="italic"/>
    </style:style>
    <style:style style:name="Body_20_Text_20_2" style:display-name="Body Text 2" style:family="paragraph" style:parent-style-name="Standard">
      <style:paragraph-properties fo:padding-left="0.0555in" fo:padding-right="0.0555in" fo:padding-top="0.0138in" fo:padding-bottom="0.0138in" fo:border="0.51pt solid #000000"/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8.2681in" fo:page-height="11.6929in" style:num-format="1" style:print-orientation="portrait" fo:margin-top="0.9839in" fo:margin-bottom="0.4917in" fo:margin-left="0.9839in" fo:margin-right="0.983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paragraph" svg:y="0.0008in" draw:z-index="1"><draw:text-box fo:min-height="0.0228in" fo:min-width="0in"><text:p text:style-name="Footer"><text:span text:style-name="Page_20_Number"><text:page-number text:select-page="current">2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oets SimImmuneResponse</dc:title>
    <dc:subject>Toets SimImmuneResponse</dc:subject>
    <meta:keyword>Richel Bilderbeek Toets SimImmuneResponse test survey enquete</meta:keyword>
    <dc:description>From http://www.richelbilderbeek.nl</dc:description>
    <meta:initial-creator>Richel Bilderbeek</meta:initial-creator>
    <meta:creation-date>2008-05-18T15:48:00</meta:creation-date>
    <dc:creator>Richel Bilderbeek</dc:creator>
    <dc:date>2008-05-18T16:50:00</dc:date>
    <meta:print-date>2008-01-21T09:54:00</meta:print-date>
    <meta:editing-cycles>27</meta:editing-cycles>
    <meta:editing-duration>PT1H2M</meta:editing-duration>
    <meta:document-statistic meta:table-count="3" meta:image-count="0" meta:object-count="0" meta:page-count="2" meta:paragraph-count="53" meta:word-count="325" meta:character-count="2178" meta:non-whitespace-character-count="1885"/>
    <meta:generator>LibreOffice/6.0.7.3$Linux_X86_64 LibreOffice_project/00m0$Build-3</meta:generator>
  </office:meta>
</office:document-meta>
</file>